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color="#000000" style:font-name="Courier" fo:font-size="12pt" style:text-underline-style="solid" style:text-underline-width="auto" style:text-underline-color="font-color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{</text:p>
      <text:p text:style-name="P3"><text:s text:c="3"/>"current password": "current password",</text:p>
      <text:p text:style-name="P3"><text:s text:c="3"/>"No Access": "No Access",</text:p>
      <text:p text:style-name="P3"><text:s text:c="3"/>"Address successfully added.": "Address successfully added.",</text:p>
      <text:p text:style-name="P3"><text:s text:c="3"/>"Address successfully deactivated.": "Address successfully deactivated.",</text:p>
      <text:p text:style-name="P3"><text:s text:c="3"/>"User successfully created.": "User successfully created.",</text:p>
      <text:p text:style-name="P3"><text:s text:c="3"/>"User successfully updated.": "User successfully updated.",</text:p>
      <text:p text:style-name="P3"><text:s text:c="3"/>"User successfully deleted.": "User successfully deleted.",</text:p>
      <text:p text:style-name="P3"><text:s text:c="3"/>"Item successfully updated.": "Item successfully updated.",</text:p>
      <text:p text:style-name="P3"><text:s text:c="3"/>"Item successfully deleted.": "Item successfully deleted.",</text:p>
      <text:p text:style-name="P3"><text:s text:c="3"/>"Driver successfully created.": "Driver successfully created.",</text:p>
      <text:p text:style-name="P3"><text:s text:c="3"/>"Driver successfully deleted.": "Driver successfully deleted.",</text:p>
      <text:p text:style-name="P3"><text:s text:c="3"/>"Profile successfully updated.": "Profile successfully updated.",</text:p>
      <text:p text:style-name="P3"><text:s text:c="3"/>"Password successfully updated.": "Password successfully updated.",</text:p>
      <text:p text:style-name="P3"><text:s text:c="3"/>"Automatically apprved by admin": "Automatically apprved by admin",</text:p>
      <text:p text:style-name="P3"><text:s text:c="3"/>"Order created.": "Order created.",</text:p>
      <text:p text:style-name="P3"><text:s text:c="3"/>"No Access.": "No Access.",</text:p>
      <text:p text:style-name="P3"><text:s text:c="3"/>"Order status succesfully changed.": "Order status succesfully changed.",</text:p>
      <text:p text:style-name="P3"><text:s text:c="3"/>"Client successfully deleted.": "Client successfully deleted.",</text:p>
      <text:p text:style-name="P3"><text:s text:c="3"/>"Category successfully created.": "Category successfully created.",</text:p>
      <text:p text:style-name="P3"><text:s text:c="3"/>"Category successfully deleted.": "Category successfully deleted.",</text:p>
      <text:p text:style-name="P3"><text:s text:c="3"/>"Settings successfully updated!": "Settings successfully updated!",</text:p>
      <text:p text:style-name="P3"><text:s text:c="3"/>"Restaurant successfully created.": "Restaurant successfully created.",</text:p>
      <text:p text:style-name="P3"><text:s text:c="3"/>"Restaurant successfully updated.": "Restaurant successfully updated.",</text:p>
      <text:p text:style-name="P3"><text:s text:c="3"/>"Restaurant successfully deactivated.": "Restaurant successfully deactivated.",</text:p>
      <text:p text:style-name="P3"><text:s text:c="3"/>"Cart clear.": "Cart clear.",</text:p>
      <text:p text:style-name="P3"><text:s text:c="3"/>"Restaurant where you can find ": "Restaurant where you can find ",</text:p>
      <text:p text:style-name="P3"><text:s text:c="3"/>"Popular restaurants": "Popular restaurants",</text:p>
      <text:p text:style-name="P3"><text:s text:c="3"/>"Page successfully created!": "Page successfully created!",</text:p>
      <text:p text:style-name="P3"><text:s text:c="3"/>"Page successfully updated!": "Page successfully updated!",</text:p>
      <text:p text:style-name="P3"><text:s text:c="3"/>"Page successfully deleted!": "Page successfully deleted!",</text:p>
      <text:p text:style-name="P3"><text:s text:c="3"/>"The current password field does not match your password": <text:soft-page-break/>"The current password field does not match your password",</text:p>
      <text:p text:style-name="P3"><text:s text:c="3"/>"There is new order": "There is new order",</text:p>
      <text:p text:style-name="P3"><text:s text:c="3"/>"You have just received an order": "You have just received an order",</text:p>
      <text:p text:style-name="P3"><text:s text:c="3"/>"Your order has been accepted": "Your order has been accepted",</text:p>
      <text:p text:style-name="P3"><text:s text:c="3"/>"We are now working on it!": "We are now working on it!",</text:p>
      <text:p text:style-name="P3"><text:s text:c="3"/>"Your order has been accepted. We are now working on it!": "Your order has been accepted. We are now working on it!",</text:p>
      <text:p text:style-name="P3"><text:s text:c="3"/>"Your order is ready.": "Your order is ready.",</text:p>
      <text:p text:style-name="P3"><text:s text:c="3"/>"Your order is ready for delivery. Expect us soon.": "Your order is ready for delivery. Expect us soon.",</text:p>
      <text:p text:style-name="P3"><text:s text:c="3"/>"Order rejected": "Order rejected",</text:p>
      <text:p text:style-name="P3"><text:s text:c="3"/>"Unfortunately your order is rejected. There where issues with the order and we need to reject it. Pls contact us for more info.": "Unfortunately your order is rejected. There where issues with the order and we need to reject it. Pls contact us for more info.",</text:p>
      <text:p text:style-name="P3"><text:s text:c="3"/>"View Order": "View Order",</text:p>
      <text:p text:style-name="P3"><text:s text:c="3"/>"Order items": "Order items",</text:p>
      <text:p text:style-name="P3"><text:s text:c="3"/>"________________": "________________",</text:p>
      <text:p text:style-name="P3"><text:s text:c="3"/>"Delivery": "Delivery",</text:p>
      <text:p text:style-name="P3"><text:s text:c="3"/>"Total": "Total",</text:p>
      <text:p text:style-name="P3"><text:s text:c="3"/>"Minimum order": "Minimum order",</text:p>
      <text:p text:style-name="P3"><text:s text:c="3"/>"Hmmm... Nothing found!": "Hmmm... Nothing found!",</text:p>
      <text:p text:style-name="P3"><text:s text:c="3"/>"Download the food you love": "Download the food you love",</text:p>
      <text:p text:style-name="P3"><text:s text:c="3"/>"It`s all at your fingertips - the restaurants you love": "It`s all at your fingertips - the restaurants you love",</text:p>
      <text:p text:style-name="P3"><text:s text:c="3"/>"Go ahead, download us": "Go ahead, download us",</text:p>
      <text:p text:style-name="P3"><text:s text:c="3"/>"Clients": "Clients",</text:p>
      <text:p text:style-name="P3"><text:s text:c="3"/>"Name": "Name",</text:p>
      <text:p text:style-name="P3"><text:s text:c="3"/>"Owner": "Owner",</text:p>
      <text:p text:style-name="P3"><text:s text:c="3"/>"Owner email": "Owner email",</text:p>
      <text:p text:style-name="P3"><text:s text:c="3"/>"Creation Date": "Creation Date",</text:p>
      <text:p text:style-name="P3"><text:s text:c="3"/>"Edit": "Edit",</text:p>
      <text:p text:style-name="P3"><text:s text:c="3"/>"Are you sure you want to deactivate this user?": "Are you sure you want to deactivate this user?",</text:p>
      <text:p text:style-name="P3"><text:s text:c="3"/>"Deactivate": "Deactivate",</text:p>
      <text:p text:style-name="P3"><text:s text:c="3"/>"Finalize order": "Finalize order",</text:p>
      <text:p text:style-name="P3"><text:s text:c="3"/>"Address": "Address",</text:p>
      <text:p text:style-name="P3"><text:s text:c="3"/>"You don`t have any address. Please add new one": "You don`t have any address. Please add new one",</text:p>
      <text:p text:style-name="P3"><text:s text:c="3"/>"Or add new": "Or add new",</text:p>
      <text:p text:style-name="P3"><text:s text:c="3"/>"Add new": "Add new",</text:p>
      <text:p text:style-name="P3"><text:s text:c="3"/>"Phone": "Phone",</text:p>
      <text:p text:style-name="P3"><text:s text:c="3"/>"Your phone here": "Your phone here",</text:p>
      <text:p text:style-name="P3"><text:s text:c="3"/>"Comment": "Comment",</text:p>
      <text:p text:style-name="P3"><text:soft-page-break/><text:s text:c="3"/>"Your comment here": "Your comment here",</text:p>
      <text:p text:style-name="P3"><text:s text:c="3"/>"Payment method": "Payment method",</text:p>
      <text:p text:style-name="P3"><text:s text:c="3"/>"Cash on delivery": "Cash on delivery",</text:p>
      <text:p text:style-name="P3"><text:s text:c="3"/>"Pay with card": "Pay with card",</text:p>
      <text:p text:style-name="P3"><text:s text:c="3"/>"Pay via iDeal": "Pay via iDeal",</text:p>
      <text:p text:style-name="P3"><text:s text:c="3"/>"Place order": "Place order",</text:p>
      <text:p text:style-name="P3"><text:s text:c="3"/>"Name on card": "Name on card",</text:p>
      <text:p text:style-name="P3"><text:s text:c="3"/>"Submit payment": "Submit payment",</text:p>
      <text:p text:style-name="P3"><text:s text:c="3"/>"Clients Management": "Clients Management",</text:p>
      <text:p text:style-name="P3"><text:s text:c="3"/>"Edit Client": "Edit Client",</text:p>
      <text:p text:style-name="P3"><text:s text:c="3"/>"Client Management": "Client Management",</text:p>
      <text:p text:style-name="P3"><text:s text:c="3"/>"Back to list": "Back to list",</text:p>
      <text:p text:style-name="P3"><text:s text:c="3"/>"Save": "Save",</text:p>
      <text:p text:style-name="P3"><text:s text:c="3"/>"Client information": "Client information",</text:p>
      <text:p text:style-name="P3"><text:s text:c="3"/>"Client Name": "Client Name",</text:p>
      <text:p text:style-name="P3"><text:s text:c="3"/>"Client Email": "Client Email",</text:p>
      <text:p text:style-name="P3"><text:s text:c="3"/>"Client Phone": "Client Phone",</text:p>
      <text:p text:style-name="P3"><text:s text:c="3"/>"Settings": "Settings",</text:p>
      <text:p text:style-name="P3"><text:s text:c="3"/>"Settings Management": "Settings Management",</text:p>
      <text:p text:style-name="P3"><text:s text:c="3"/>"Settings information": "Settings information",</text:p>
      <text:p text:style-name="P3"><text:s text:c="3"/>"Site Logo": "Site Logo",</text:p>
      <text:p text:style-name="P3"><text:s text:c="3"/>"Search Cover": "Search Cover",</text:p>
      <text:p text:style-name="P3"><text:s text:c="3"/>"Restaurant Default Image": "Restaurant Default Image",</text:p>
      <text:p text:style-name="P3"><text:s text:c="3"/>"Restaurant Details Cover Image": "Restaurant Details Cover Image",</text:p>
      <text:p text:style-name="P3"><text:s text:c="3"/>"Social Links": "Social Links",</text:p>
      <text:p text:style-name="P3"><text:s text:c="3"/>"Mobile App": "Mobile App",</text:p>
      <text:p text:style-name="P3"><text:s text:c="3"/>"Drivers": "Drivers",</text:p>
      <text:p text:style-name="P3"><text:s text:c="3"/>"Add driver": "Add driver",</text:p>
      <text:p text:style-name="P3"><text:s text:c="3"/>"Are you sure you want to delete this user?": "Are you sure you want to delete this user?",</text:p>
      <text:p text:style-name="P3"><text:s text:c="3"/>"Delete": "Delete",</text:p>
      <text:p text:style-name="P3"><text:s text:c="3"/>"Drivers Management": "Drivers Management",</text:p>
      <text:p text:style-name="P3"><text:s text:c="3"/>"Edit Driver": "Edit Driver",</text:p>
      <text:p text:style-name="P3"><text:s text:c="3"/>"Driver Management": "Driver Management",</text:p>
      <text:p text:style-name="P3"><text:s text:c="3"/>"Driver information": "Driver information",</text:p>
      <text:p text:style-name="P3"><text:s text:c="3"/>"Driver Name": "Driver Name",</text:p>
      <text:p text:style-name="P3"><text:s text:c="3"/>"Driver Email": "Driver Email",</text:p>
      <text:p text:style-name="P3"><text:s text:c="3"/>"Driver Phone": "Driver Phone",</text:p>
      <text:p text:style-name="P3"><text:s text:c="3"/>"Add Driver": "Add Driver",</text:p>
      <text:p text:style-name="P3"><text:s text:c="3"/>"Or sign up with credentials": "Or sign up with credentials",</text:p>
      <text:p text:style-name="P3"><text:s text:c="3"/>"Email": "Email",</text:p>
      <text:p text:style-name="P3"><text:s text:c="3"/>"Password": "Password",</text:p>
      <text:p text:style-name="P3"><text:s text:c="3"/>"Confirm Password": "Confirm Password",</text:p>
      <text:p text:style-name="P3"><text:s text:c="3"/>"Create account": "Create account",</text:p>
      <text:p text:style-name="P3"><text:s text:c="3"/>"Forgot password?": "Forgot password?",</text:p>
      <text:p text:style-name="P3"><text:s text:c="3"/>"Back to login": "Back to login",</text:p>
      <text:p text:style-name="P3"><text:soft-page-break/><text:s text:c="3"/>"Reset password": "Reset password",</text:p>
      <text:p text:style-name="P3"><text:s text:c="3"/>"Send Password Reset Link": "Send Password Reset Link",</text:p>
      <text:p text:style-name="P3"><text:s text:c="3"/>"Reset Password": "Reset Password",</text:p>
      <text:p text:style-name="P3"><text:s text:c="3"/>"Verify Your Email Address": "Verify Your Email Address",</text:p>
      <text:p text:style-name="P3"><text:s text:c="3"/>"A fresh verification link has been sent to your email address.": "A fresh verification link has been sent to your email address.",</text:p>
      <text:p text:style-name="P3"><text:s text:c="3"/>"Before proceeding, please check your email for a verification link.": "Before proceeding, please check your email for a verification link.",</text:p>
      <text:p text:style-name="P3"><text:s text:c="3"/>"If you did not receive the email": "If you did not receive the email",</text:p>
      <text:p text:style-name="P3"><text:s text:c="3"/>"click here to request another": "click here to request another",</text:p>
      <text:p text:style-name="P3"><text:s text:c="3"/>"DEMO credentials:": "DEMO credentials:",</text:p>
      <text:p text:style-name="P3"><text:s text:c="3"/>"ADMIN": "ADMIN",</text:p>
      <text:p text:style-name="P3"><text:s text:c="3"/>"Username": "Username",</text:p>
      <text:p text:style-name="P3"><text:s text:c="3"/>"OWNER": "OWNER",</text:p>
      <text:p text:style-name="P3"><text:s text:c="3"/>"DRIVER": "DRIVER",</text:p>
      <text:p text:style-name="P3"><text:s text:c="3"/>"CLIENT": "CLIENT",</text:p>
      <text:p text:style-name="P3"><text:s text:c="3"/>"Sign in with": "Sign in with",</text:p>
      <text:p text:style-name="P3"><text:s text:c="3"/>"Create new account": "Create new account",</text:p>
      <text:p text:style-name="P3"><text:s text:c="3"/>"Remember me": "Remember me",</text:p>
      <text:p text:style-name="P3"><text:s text:c="3"/>"Sign in": "Sign in",</text:p>
      <text:p text:style-name="P3"><text:s text:c="3"/>"Your Cart": "Your Cart",</text:p>
      <text:p text:style-name="P3"><text:s text:c="3"/>"Cart is empty": "Cart is empty",</text:p>
      <text:p text:style-name="P3"><text:s text:c="3"/>"Subtotal": "Subtotal",</text:p>
      <text:p text:style-name="P3"><text:s text:c="3"/>"TOTAL": "TOTAL",</text:p>
      <text:p text:style-name="P3"><text:s text:c="3"/>"Login": "Prisijungti",</text:p>
      <text:p text:style-name="P3"><text:s text:c="3"/>"Login or register to finalize your order": "Login or register to finalize your order",</text:p>
      <text:p text:style-name="P3"><text:s text:c="3"/>"Overview": "Overview",</text:p>
      <text:p text:style-name="P3"><text:s text:c="3"/>"Sales value": "Sales value",</text:p>
      <text:p text:style-name="P3"><text:s text:c="3"/>"Performance": "Performance",</text:p>
      <text:p text:style-name="P3"><text:s text:c="3"/>"Total orders": "Total orders",</text:p>
      <text:p text:style-name="P3"><text:s text:c="3"/>"Restaurants": "Restaurants",</text:p>
      <text:p text:style-name="P3"><text:s text:c="3"/>"Add Restaurant": "Add Restaurant",</text:p>
      <text:p text:style-name="P3"><text:s text:c="3"/>"Logo": "Logo",</text:p>
      <text:p text:style-name="P3"><text:s text:c="3"/>"Restaurant Management": "Restorano valdymas",</text:p>
      <text:p text:style-name="P3"><text:s text:c="3"/>"Edit Restaurant": "Edit Restaurant",</text:p>
      <text:p text:style-name="P3"><text:s text:c="3"/>"Restaurant information": "Restaurant information",</text:p>
      <text:p text:style-name="P3"><text:s text:c="3"/>"Restaurant Name": "Restaurant Name",</text:p>
      <text:p text:style-name="P3"><text:s text:c="3"/>"Restaurant Description": "Restaurant Description",</text:p>
      <text:p text:style-name="P3"><text:s text:c="3"/>"Description": "Description",</text:p>
      <text:p text:style-name="P3"><text:s text:c="3"/>"Enter Minimum order value": "Enter Minimum order value",</text:p>
      <text:p text:style-name="P3"><text:s text:c="3"/>"Restaurant Image": "Restaurant Image",</text:p>
      <text:p text:style-name="P3"><text:s text:c="3"/>"Restaurant Cover Image": "Restaurant Cover Image",</text:p>
      <text:p text:style-name="P3"><text:soft-page-break/><text:s text:c="3"/>"Owner information": "Owner information",</text:p>
      <text:p text:style-name="P3"><text:s text:c="3"/>"Owner Name": "Owner Name",</text:p>
      <text:p text:style-name="P3"><text:s text:c="3"/>"Owner Email": "Owner Email",</text:p>
      <text:p text:style-name="P3"><text:s text:c="3"/>"Owner Phone": "Owner Phone",</text:p>
      <text:p text:style-name="P3"><text:s text:c="3"/>"Restaurant Name here": "Restaurant Name here",</text:p>
      <text:p text:style-name="P3"><text:s text:c="3"/>"Owner Name here": "Owner Name here",</text:p>
      <text:p text:style-name="P3"><text:s text:c="3"/>"Owner Email here": "Owner Email here",</text:p>
      <text:p text:style-name="P3"><text:s text:c="3"/>"Owner Phone here": "Owner Phone here",</text:p>
      <text:p text:style-name="P3"><text:s text:c="3"/>"Quantity": "Quantity",</text:p>
      <text:p text:style-name="P3"><text:s text:c="3"/>"Add To Cart": "Add To Cart",</text:p>
      <text:p text:style-name="P3"><text:s text:c="3"/>"User Profile": "User Profile",</text:p>
      <text:p text:style-name="P3"><text:s text:c="3"/>"Connect": "Connect",</text:p>
      <text:p text:style-name="P3"><text:s text:c="3"/>"Message": "Message",</text:p>
      <text:p text:style-name="P3"><text:s text:c="3"/>"Friends": "Friends",</text:p>
      <text:p text:style-name="P3"><text:s text:c="3"/>"Photos": "Photos",</text:p>
      <text:p text:style-name="P3"><text:s text:c="3"/>"Comments": "Comments",</text:p>
      <text:p text:style-name="P3"><text:s text:c="3"/>"Bucharest, Romania": "Bucharest, Romania",</text:p>
      <text:p text:style-name="P3"><text:s text:c="3"/>"Solution Manager - Creative Tim Officer": "Solution Manager - Creative Tim Officer",</text:p>
      <text:p text:style-name="P3"><text:s text:c="3"/>"University of Computer Science": "University of Computer Science",</text:p>
      <text:p text:style-name="P1"><text:span text:style-name="T1"><text:s text:c="3"/>"Ryan </text:span><text:span text:style-name="T2">writes, performs and records all of his own music.": "Ryan writes, performs and records all of his own music.",</text:span></text:p>
      <text:p text:style-name="P4"><text:s text:c="3"/>"Show more": "Show more",</text:p>
      <text:p text:style-name="P4"><text:s text:c="3"/>"Edit Profile": "Edit Profile",</text:p>
      <text:p text:style-name="P4"><text:s text:c="3"/>"User information": "User information",</text:p>
      <text:p text:style-name="P4"><text:s text:c="3"/>"Current Password": "Current Password",</text:p>
      <text:p text:style-name="P4"><text:s text:c="3"/>"New Password": "New Password",</text:p>
      <text:p text:style-name="P4"><text:s text:c="3"/>"Confirm New Password": "Confirm New Password",</text:p>
      <text:p text:style-name="P4"><text:s text:c="3"/>"Change password": "Change password",</text:p>
      <text:p text:style-name="P4"><text:s text:c="3"/>"Orders": "Orders",</text:p>
      <text:p text:style-name="P4"><text:s text:c="3"/>"days": "days",</text:p>
      <text:p text:style-name="P4"><text:s text:c="3"/>"Sales Volume": "Sales Volume",</text:p>
      <text:p text:style-name="P4"><text:s text:c="3"/>"Orders from": "Orders from",</text:p>
      <text:p text:style-name="P4"><text:s text:c="3"/>"Unique users": "Unique users",</text:p>
      <text:p text:style-name="P4"><text:s text:c="3"/>"Exposure to": "Exposure to",</text:p>
      <text:p text:style-name="P4"><text:s text:c="3"/>"Users": "Users",</text:p>
      <text:p text:style-name="P4"><text:s text:c="3"/>"Find your meal": "Find your meal",</text:p>
      <text:p text:style-name="P4"><text:s text:c="3"/>"Register your restaurant": "Register your restaurant",</text:p>
      <text:p text:style-name="P4"><text:s text:c="3"/>"Like us on Facebook": "Like us on Facebook",</text:p>
      <text:p text:style-name="P4"><text:s text:c="3"/>"Facebook": "Facebook",</text:p>
      <text:p text:style-name="P4"><text:s text:c="3"/>"Follow us on Instagram": "Follow us on Instagram",</text:p>
      <text:p text:style-name="P4"><text:s text:c="3"/>"Instagram": "Instagram",</text:p>
      <text:p text:style-name="P4"><text:s text:c="3"/>"Cart": "Cart",</text:p>
      <text:p text:style-name="P4"><text:s text:c="3"/>"Profile": "Profile",</text:p>
      <text:p text:style-name="P4"><text:s text:c="3"/>"Dashboard": "Dashboard",</text:p>
      <text:p text:style-name="P4"><text:s text:c="3"/>"Live Orders": "Live Orders",</text:p>
      <text:p text:style-name="P4"><text:soft-page-break/><text:s text:c="3"/>"Pages": "Pages",</text:p>
      <text:p text:style-name="P4"><text:s text:c="3"/>"Restaurant": "Restaurant",</text:p>
      <text:p text:style-name="P4"><text:s text:c="3"/>"Menu": "Menu",</text:p>
      <text:p text:style-name="P4"><text:s text:c="3"/>"My Orders": "My Orders",</text:p>
      <text:p text:style-name="P4"><text:s text:c="3"/>"My Addresses": "My Addresses",</text:p>
      <text:p text:style-name="P4"><text:s text:c="3"/>"Logout": "Logout",</text:p>
      <text:p text:style-name="P4"><text:s text:c="3"/>"Welcome!": "Welcome!",</text:p>
      <text:p text:style-name="P4"><text:s text:c="3"/>"My profile": "My profile",</text:p>
      <text:p text:style-name="P4"><text:s text:c="3"/>"Activity": "Activity",</text:p>
      <text:p text:style-name="P4"><text:s text:c="3"/>"Support": "Support",</text:p>
      <text:p text:style-name="P4"><text:s text:c="3"/>"Visit Site": "Visit Site",</text:p>
      <text:p text:style-name="P4"><text:s text:c="3"/>"Laravel Examples": "Laravel Examples",</text:p>
      <text:p text:style-name="P4"><text:s text:c="3"/>"User profile": "User profile",</text:p>
      <text:p text:style-name="P4"><text:s text:c="3"/>"User Management": "User Management",</text:p>
      <text:p text:style-name="P4"><text:s text:c="3"/>"Icons": "Icons",</text:p>
      <text:p text:style-name="P4"><text:s text:c="3"/>"Maps": "Maps",</text:p>
      <text:p text:style-name="P4"><text:s text:c="3"/>"Register": "Register",</text:p>
      <text:p text:style-name="P4"><text:s text:c="3"/>"Shopping Cart": "Shopping Cart",</text:p>
      <text:p text:style-name="P4"><text:s text:c="3"/>"Checkout": "Checkout",</text:p>
      <text:p text:style-name="P4"><text:s text:c="3"/>"Search": "Search",</text:p>
      <text:p text:style-name="P4"><text:s text:c="3"/>"Add New Address": "Add New Address",</text:p>
      <text:p text:style-name="P4"><text:s text:c="3"/>"You don`t have any addresses": "You don`t have any addresses",</text:p>
      <text:p text:style-name="P4"><text:s text:c="3"/>"Add new address": "Add new address",</text:p>
      <text:p text:style-name="P4"><text:s text:c="3"/>"New address here": "New address here",</text:p>
      <text:p text:style-name="P4"><text:s text:c="3"/>"Add user": "Add user",</text:p>
      <text:p text:style-name="P4"><text:s text:c="3"/>"Edit User": "Edit User",</text:p>
      <text:p text:style-name="P4"><text:s text:c="3"/>"Add User": "Add User",</text:p>
      <text:p text:style-name="P4"><text:s text:c="3"/>"Filter by Date From": "Filter by Date From",</text:p>
      <text:p text:style-name="P4"><text:s text:c="3"/>"Date from": "Date from",</text:p>
      <text:p text:style-name="P4"><text:s text:c="3"/>"To": "To",</text:p>
      <text:p text:style-name="P4"><text:s text:c="3"/>"Date to": "Date to",</text:p>
      <text:p text:style-name="P4"><text:s text:c="3"/>"Filter by Restaurant": "Filter by Restaurant",</text:p>
      <text:p text:style-name="P4"><text:s text:c="3"/>"Select an option": "Select an option",</text:p>
      <text:p text:style-name="P4"><text:s text:c="3"/>"Filter by Client": "Filter by Client",</text:p>
      <text:p text:style-name="P4"><text:s text:c="3"/>"Filter by Driver": "Filter by Driver",</text:p>
      <text:p text:style-name="P4"><text:s text:c="3"/>"Clear Filters": "Clear Filters",</text:p>
      <text:p text:style-name="P4"><text:s text:c="3"/>"Download report": "Download report",</text:p>
      <text:p text:style-name="P4"><text:s text:c="3"/>"Filter": "Filter",</text:p>
      <text:p text:style-name="P4"><text:s text:c="3"/>"ID": "ID",</text:p>
      <text:p text:style-name="P4"><text:s text:c="3"/>"Created": "Created",</text:p>
      <text:p text:style-name="P4"><text:s text:c="3"/>"Last status": "Last status",</text:p>
      <text:p text:style-name="P4"><text:s text:c="3"/>"Client": "Client",</text:p>
      <text:p text:style-name="P4"><text:s text:c="3"/>"Items": "Items",</text:p>
      <text:p text:style-name="P4"><text:s text:c="3"/>"Driver": "Driver",</text:p>
      <text:p text:style-name="P4"><text:s text:c="3"/>"Price": "Price",</text:p>
      <text:p text:style-name="P4"><text:s text:c="3"/>"Actions": "Actions",</text:p>
      <text:p text:style-name="P4"><text:soft-page-break/><text:s text:c="3"/>"You don`t have any orders": "You don`t have any orders",</text:p>
      <text:p text:style-name="P4"><text:s text:c="3"/>"Live orders": "Live orders",</text:p>
      <text:p text:style-name="P4"><text:s text:c="3"/>"New Orders": "New Orders",</text:p>
      <text:p text:style-name="P4"><text:s text:c="3"/>"Accepted": "Accepted",</text:p>
      <text:p text:style-name="P4"><text:s text:c="3"/>"Done": "Done",</text:p>
      <text:p text:style-name="P4"><text:s text:c="3"/>"Status History": "Status History",</text:p>
      <text:p text:style-name="P4"><text:s text:c="3"/>"Details": "Details",</text:p>
      <text:p text:style-name="P4"><text:s text:c="3"/>"Assign Driver": "Assign Driver",</text:p>
      <text:p text:style-name="P4"><text:s text:c="3"/>"Accept": "Accept",</text:p>
      <text:p text:style-name="P4"><text:s text:c="3"/>"Reject": "Reject",</text:p>
      <text:p text:style-name="P4"><text:s text:c="3"/>"Assign to driver": "Assign to driver",</text:p>
      <text:p text:style-name="P4"><text:s text:c="3"/>"Prepared": "Prepared",</text:p>
      <text:p text:style-name="P4"><text:s text:c="3"/>"Picked up": "Picked up",</text:p>
      <text:p text:style-name="P4"><text:s text:c="3"/>"Delivered": "Delivered",</text:p>
      <text:p text:style-name="P4"><text:s text:c="3"/>"Client Information": "Client Information",</text:p>
      <text:p text:style-name="P4"><text:s text:c="3"/>"Contact": "Contact",</text:p>
      <text:p text:style-name="P4"><text:s text:c="3"/>"Order": "Order",</text:p>
      <text:p text:style-name="P4"><text:s text:c="3"/>"Sub Total": "Sub Total",</text:p>
      <text:p text:style-name="P4"><text:s text:c="3"/>"Payment status": "Payment status",</text:p>
      <text:p text:style-name="P4"><text:s text:c="3"/>"Order tracking": "Order tracking",</text:p>
      <text:p text:style-name="P4"><text:s text:c="3"/>"Status from": "Status from",</text:p>
      <text:p text:style-name="P4"><text:s text:c="3"/>"Not Found": "Not Found",</text:p>
      <text:p text:style-name="P4"><text:s text:c="3"/>"Server Error": "Server Error",</text:p>
      <text:p text:style-name="P4"><text:s text:c="3"/>"Forbidden": "Forbidden",</text:p>
      <text:p text:style-name="P4"><text:s text:c="3"/>"Too Many Requests": "Too Many Requests",</text:p>
      <text:p text:style-name="P4"><text:s text:c="3"/>"Page Expired": "Page Expired",</text:p>
      <text:p text:style-name="P4"><text:s text:c="3"/>"Unauthorized": "Unauthorized",</text:p>
      <text:p text:style-name="P4"><text:s text:c="3"/>"Oh no": "Oh no",</text:p>
      <text:p text:style-name="P4"><text:s text:c="3"/>"Go Home": "Go Home",</text:p>
      <text:p text:style-name="P4"><text:s text:c="3"/>"Service Unavailable": "Service Unavailable",</text:p>
      <text:p text:style-name="P4"><text:s text:c="3"/>"Restaurant Menu Management": "Restaurant Menu Management",</text:p>
      <text:p text:style-name="P4"><text:s text:c="3"/>"Edit Restaurant Menu": "Edit Restaurant Menu",</text:p>
      <text:p text:style-name="P4"><text:s text:c="3"/>"Add item": "Add item",</text:p>
      <text:p text:style-name="P4"><text:s text:c="3"/>"Are you sure you want to delete this category?": "Are you sure you want to delete this category?",</text:p>
      <text:p text:style-name="P4"><text:s text:c="3"/>"Item Management": "Item Management",</text:p>
      <text:p text:style-name="P4"><text:s text:c="3"/>"Edit Item": "Edit Item",</text:p>
      <text:p text:style-name="P4"><text:s text:c="3"/>"Item information": "Item information",</text:p>
      <text:p text:style-name="P4"><text:s text:c="3"/>"Item Name": "Item Name",</text:p>
      <text:p text:style-name="P4"><text:s text:c="3"/>"Item Description": "Item Description",</text:p>
      <text:p text:style-name="P4"><text:s text:c="3"/>"Item Description here ... ": "Item Description here ... ",</text:p>
      <text:p text:style-name="P4"><text:s text:c="3"/>"Item Price": "Item Price",</text:p>
      <text:p text:style-name="P4"><text:s text:c="3"/>"Item Image": "Item Image",</text:p>
      <text:p text:style-name="P4"><text:s text:c="3"/>"Are you sure you want to delete this item?": "Are you sure you want to delete this item?",</text:p>
      <text:p text:style-name="P4"><text:s text:c="3"/>"Add new category": "Add new category",</text:p>
      <text:p text:style-name="P4"><text:s text:c="3"/>"Category name": "Category name",</text:p>
      <text:p text:style-name="P4"><text:soft-page-break/><text:s text:c="3"/>"Add new item": "Add new item",</text:p>
      <text:p text:style-name="P4"><text:s text:c="3"/>"Item name": "Item name",</text:p>
      <text:p text:style-name="P4"><text:s text:c="3"/>"Item description": "Item description",</text:p>
      <text:p text:style-name="P4"><text:s text:c="3"/>"Select image": "Select image",</text:p>
      <text:p text:style-name="P4"><text:s text:c="3"/>"Change": "Change",</text:p>
      <text:p text:style-name="P4"><text:s text:c="3"/>"Remove": "Remove",</text:p>
      <text:p text:style-name="P4"><text:s text:c="3"/>"Add page": "Add page",</text:p>
      <text:p text:style-name="P4"><text:s text:c="3"/>"Title": "Title",</text:p>
      <text:p text:style-name="P4"><text:s text:c="3"/>"Content": "Content",</text:p>
      <text:p text:style-name="P4"><text:s text:c="3"/>"Show as link": "Show as link",</text:p>
      <text:p text:style-name="P4"><text:s text:c="3"/>"Click for details": "Click for details",</text:p>
      <text:p text:style-name="P4"><text:s text:c="3"/>"Are you sure you want to delete this page?": "Are you sure you want to delete this page?",</text:p>
      <text:p text:style-name="P4"><text:s text:c="3"/>"You don`t have any pages": "You don`t have any pages",</text:p>
      <text:p text:style-name="P4"><text:s text:c="3"/>"Page": "Page",</text:p>
      <text:p text:style-name="P4"><text:s text:c="3"/>"Page Management": "Page Management",</text:p>
      <text:p text:style-name="P4"><text:s text:c="3"/>"Back to pages": "Back to pages",</text:p>
      <text:p text:style-name="P4"><text:s text:c="3"/>"Page information": "Page information",</text:p>
      <text:p text:style-name="P4"><text:s text:c="3"/>"Title here ...": "Title here ...",</text:p>
      <text:p text:style-name="P4"><text:s text:c="3"/>"Today working hours": "Today working hours",</text:p>
      <text:p text:style-name="P4"><text:s text:c="3"/>"Time Slot": "Time Slot",</text:p>
      <text:p text:style-name="P4"><text:s text:c="3"/>"No actions for you right now!": "No actions for you right now!",</text:p>
      <text:p text:style-name="P4"><text:s text:c="3"/>"Delivery method": "Delivery method",</text:p>
      <text:p text:style-name="P4"><text:s text:c="3"/>"Just created": "Just created",</text:p>
      <text:p text:style-name="P4"><text:s text:c="3"/>"Accepted by admin": "Accepted by admin",</text:p>
      <text:p text:style-name="P4"><text:s text:c="3"/>"Accepted by restaurant": "Accepted by restaurant",</text:p>
      <text:p text:style-name="P4"><text:s text:c="3"/>"Assigned to driver": "Assigned to driver",</text:p>
      <text:p text:style-name="P4"><text:s text:c="3"/>"Time slot": "Time slot",</text:p>
      <text:p text:style-name="P4"><text:s text:c="3"/>"Restaurant Address": "Restaurant Address",</text:p>
      <text:p text:style-name="P4"><text:s text:c="3"/>"Restaurant Location": "Restaurant Location",</text:p>
      <text:p text:style-name="P4"><text:s text:c="3"/>"Working Hours": "Working Hours",</text:p>
      <text:p text:style-name="P4"><text:s text:c="3"/>"Monday": "Monday",</text:p>
      <text:p text:style-name="P4"><text:s text:c="3"/>"Tuesday": "Tuesday",</text:p>
      <text:p text:style-name="P4"><text:s text:c="3"/>"Wednesday": "Wednesday",</text:p>
      <text:p text:style-name="P4"><text:s text:c="3"/>"Thursday": "Thursday",</text:p>
      <text:p text:style-name="P4"><text:s text:c="3"/>"Friday": "Friday",</text:p>
      <text:p text:style-name="P4"><text:s text:c="3"/>"Saturday": "Saturday",</text:p>
      <text:p text:style-name="P4"><text:s text:c="3"/>"Sunday": "Sunday",</text:p>
      <text:p text:style-name="P4"><text:s text:c="3"/>"Fee percent": "Fee percent",</text:p>
      <text:p text:style-name="P4"><text:s text:c="3"/>"Static fee": "Static fee",</text:p>
      <text:p text:style-name="P4"><text:s text:c="3"/>"Site Name": "Site Name",</text:p>
      <text:p text:style-name="P4"><text:s text:c="3"/>"Site Name here ...": "Site Name here ...",</text:p>
      <text:p text:style-name="P4"><text:s text:c="3"/>"Site Description": "Site Description",</text:p>
      <text:p text:style-name="P4"><text:s text:c="3"/>"Site Description here ...": "Site Description here ...",</text:p>
      <text:p text:style-name="P4"><text:s text:c="3"/>"Header Title": "Header Title",</text:p>
      <text:p text:style-name="P4"><text:s text:c="3"/>"Header Title here ...": "Header Title here ...",</text:p>
      <text:p text:style-name="P4"><text:soft-page-break/><text:s text:c="3"/>"Header Subtitle": "Header Subtitle",</text:p>
      <text:p text:style-name="P4"><text:s text:c="3"/>"Header Subtitle here ...": "Header Subtitle here ...",</text:p>
      <text:p text:style-name="P4"><text:s text:c="3"/>"Delivery cost - fixed": "Delivery cost - fixed",</text:p>
      <text:p text:style-name="P4"><text:s text:c="3"/>"Fixed delivery": "Fixed delivery",</text:p>
      <text:p text:style-name="P4"><text:s text:c="3"/>"Site Info": "Site Info",</text:p>
      <text:p text:style-name="P4"><text:s text:c="3"/>"Images": "Images",</text:p>
      <text:p text:style-name="P4"><text:s text:c="3"/>"Links": "Links",</text:p>
      <text:p text:style-name="P4"><text:s text:c="3"/>"Facebook link here ...": "Facebook link here...",</text:p>
      <text:p text:style-name="P4"><text:s text:c="3"/>"Instagram link here ...": "Instagram link here...",</text:p>
      <text:p text:style-name="P4"><text:s text:c="3"/>"Info Title": "Info Title",</text:p>
      <text:p text:style-name="P4"><text:s text:c="3"/>"Info Subtitle": "Info Subtitle",</text:p>
      <text:p text:style-name="P4"><text:s text:c="3"/>"Info Title text here ...": "Info Title text here ...",</text:p>
      <text:p text:style-name="P4"><text:s text:c="3"/>"Info Subtitle text here ...": "Info Subtitle text here ...",</text:p>
      <text:p text:style-name="P4"><text:s text:c="3"/>"Play Store": "Play Store",</text:p>
      <text:p text:style-name="P4"><text:s text:c="3"/>"App Store": "App Store",</text:p>
      <text:p text:style-name="P4"><text:s text:c="3"/>"Play Store link here ...": "Play Store link here ...",</text:p>
      <text:p text:style-name="P4"><text:s text:c="3"/>"App Store link here ...": "App Store link here ...",</text:p>
      <text:p text:style-name="P4"><text:s text:c="3"/>"Active": "Active",</text:p>
      <text:p text:style-name="P4"><text:s text:c="3"/>"Not active": "Not active",</text:p>
      <text:p text:style-name="P4"><text:s text:c="3"/>"Activate": "Activate",</text:p>
      <text:p text:style-name="P4"><text:s text:c="3"/>"Import from CSV": "Import from CSV",</text:p>
      <text:p text:style-name="P4"><text:s text:c="3"/>"Method": "Method",</text:p>
      <text:p text:style-name="P4"><text:s text:c="3"/>"Delivery / Pickup": "Delivery / Pickup",</text:p>
      <text:p text:style-name="P4"><text:s text:c="3"/>"Pickup": "Pickup",</text:p>
      <text:p text:style-name="P4"><text:s text:c="3"/>"Pickup time": "Pickup time",</text:p>
      <text:p text:style-name="P4"><text:s text:c="3"/>"Delivery time": "Delivery time",</text:p>
      <text:p text:style-name="P4"><text:s text:c="3"/>"Delivery Address": "Delivery Address",</text:p>
      <text:p text:style-name="P4"><text:s text:c="3"/>"Intercom": "Intercom",</text:p>
      <text:p text:style-name="P4"><text:s text:c="3"/>"Address number": "Address number",</text:p>
      <text:p text:style-name="P4"><text:s text:c="3"/>"Floor": "Floor",</text:p>
      <text:p text:style-name="P4"><text:s text:c="3"/>"Apartment number": "Aparment number",</text:p>
      <text:p text:style-name="P4"><text:s text:c="3"/>"Entry number": "Entry number",</text:p>
      <text:p text:style-name="P4"><text:s text:c="3"/>"Close": "Close",</text:p>
      <text:p text:style-name="P4"><text:s text:c="3"/>"AVAILABLE": "AVAILABLE",</text:p>
      <text:p text:style-name="P4"><text:s text:c="3"/>"UNAVAILABLE": "UNAVAILABLE",</text:p>
      <text:p text:style-name="P4"><text:s text:c="3"/>"Item available": "Item available",</text:p>
      <text:p text:style-name="P4"><text:s text:c="3"/>"Working hours successfully updated!": "Working hours successfully updated!",</text:p>
      <text:p text:style-name="P4"><text:s text:c="3"/>"Thank you for submitting your restaurant. We will review your restaurant and contact you shortly!": "Thank you for submitting your restaurant. We will review your restaurant and contact you shortly!",</text:p>
      <text:p text:style-name="P4"><text:s text:c="3"/>"Items successfully imported": "Items successfully imported",</text:p>
      <text:p text:style-name="P4"><text:s text:c="3"/>"No sales right now!": "No sales right now!",</text:p>
      <text:p text:style-name="P4"><text:s text:c="3"/>"No orders right now!": "No orders right now!",</text:p>
      <text:p text:style-name="P4"><text:s text:c="3"/>"Delivery radius": "Delivery radius",</text:p>
      <text:p text:style-name="P4"><text:s text:c="3"/>"Total Fee": "Total Fee",</text:p>
      <text:p text:style-name="P4"><text:soft-page-break/><text:s text:c="3"/>"Dynamic Fee": "Dynamic Fee",</text:p>
      <text:p text:style-name="P4"><text:s text:c="3"/>"Static Fee": "Static Fee",</text:p>
      <text:p text:style-name="P4"><text:s text:c="3"/>"Delivery Fee": "Delivery Fee",</text:p>
      <text:p text:style-name="P4"><text:s text:c="3"/>"Jan": "Jan",</text:p>
      <text:p text:style-name="P4"><text:s text:c="3"/>"Feb": "Feb",</text:p>
      <text:p text:style-name="P4"><text:s text:c="3"/>"Mar": "Mar",</text:p>
      <text:p text:style-name="P4"><text:s text:c="3"/>"Apr": "Apr",</text:p>
      <text:p text:style-name="P4"><text:s text:c="3"/>"May": "May",</text:p>
      <text:p text:style-name="P4"><text:s text:c="3"/>"Jun": "Jun",</text:p>
      <text:p text:style-name="P4"><text:s text:c="3"/>"Jul": "Jul",</text:p>
      <text:p text:style-name="P4"><text:s text:c="3"/>"Aug": "Aug",</text:p>
      <text:p text:style-name="P4"><text:s text:c="3"/>"Sep": "Sep",</text:p>
      <text:p text:style-name="P4"><text:s text:c="3"/>"Oct": "Oct",</text:p>
      <text:p text:style-name="P4"><text:s text:c="3"/>"Nov": "Nov",</text:p>
      <text:p text:style-name="P4"><text:s text:c="3"/>"Dec": "Dec",</text:p>
      <text:p text:style-name="P4"><text:s text:c="3"/>"Back": "Back",</text:p>
      <text:p text:style-name="P4"><text:s text:c="3"/>"Paid": "Paid",</text:p>
      <text:p text:style-name="P4"><text:s text:c="3"/>"Unpaid": "Unpaid",</text:p>
      <text:p text:style-name="P4"><text:s text:c="3"/>"Your order is ready for pickup. We are expecting you.":"Your order is ready for pickup. We are expecting you.",</text:p>
      <text:p text:style-name="P4"><text:s text:c="3"/>"Enter your street or address": "Enter your street or address",</text:p>
      <text:p text:style-name="P4"><text:s text:c="3"/>"Find restaurants": "Find restaurants",</text:p>
      <text:p text:style-name="P4"><text:s text:c="3"/>"DELIVERING TO": "DELIVERING TO",</text:p>
      <text:p text:style-name="P4"><text:s text:c="3"/>"change": "change",</text:p>
      <text:p text:style-name="P4"><text:s text:c="3"/>"Search for restaurant, cuisines, and dishes": "Search for restaurant, cuisines, and dishes",</text:p>
      <text:p text:style-name="P4"><text:s text:c="3"/>"Popular restaurants near you": "Popular restaurants near you",</text:p>
      <text:p text:style-name="P4"><text:s text:c="3"/>"All restaurants delivering to your address": "All restaurants delivering to your address",</text:p>
      <text:p text:style-name="P4"><text:s text:c="3"/>"Featured restaurants": "Featured restaurants",</text:p>
      <text:p text:style-name="P4"><text:s text:c="3"/>"Open": "Open",</text:p>
      <text:p text:style-name="P4"><text:s text:c="3"/>"About": "About",</text:p>
      <text:p text:style-name="P4"><text:s text:c="3"/>"Reviews": "Reviews",</text:p>
      <text:p text:style-name="P4"><text:s text:c="3"/>"There are no reviews yet.": "There are no reviews yet.",</text:p>
      <text:p text:style-name="P4"><text:s text:c="3"/>"All categories": "All categories",</text:p>
      <text:p text:style-name="P4"><text:s text:c="3"/>"ENV Editor": "ENV Editor",</text:p>
      <text:p text:style-name="P4"><text:s text:c="3"/>"Order reviews": "Order reviews",</text:p>
      <text:p text:style-name="P4"><text:s text:c="3"/>"Rating": "Rating",</text:p>
      <text:p text:style-name="P4"><text:s text:c="3"/>"User": "User",</text:p>
      <text:p text:style-name="P4"><text:s text:c="3"/>"Get my current location": "Get my current location",</text:p>
      <text:p text:style-name="P4"><text:s text:c="3"/>"Back to items": "Back to items",</text:p>
      <text:p text:style-name="P4"><text:s text:c="3"/>"Extras": "Extras",</text:p>
      <text:p text:style-name="P4"><text:s text:c="3"/>"Add": "Add",</text:p>
      <text:p text:style-name="P4"><text:s text:c="3"/>"Variants": "Variants",</text:p>
      <text:p text:style-name="P4"><text:s text:c="3"/>"Edit Options": "Edit Options",</text:p>
      <text:p text:style-name="P4"><text:soft-page-break/><text:s text:c="3"/>"Add Variant": "Add Variant",</text:p>
      <text:p text:style-name="P4"><text:s text:c="3"/>"Location": "Location",</text:p>
      <text:p text:style-name="P4"><text:s text:c="3"/>"Delivery Area": "Delivery Area",</text:p>
      <text:p text:style-name="P4"><text:s text:c="3"/>"Clear Delivery Area": "Clear Delivery Area",</text:p>
      <text:p text:style-name="P4"><text:s text:c="3"/>"Options": "Options",</text:p>
      <text:p text:style-name="P4"><text:s text:c="3"/>"Add new option": "Add new option",</text:p>
      <text:p text:style-name="P4"><text:s text:c="3"/>"Import your file": "Import your file",</text:p>
      <text:p text:style-name="P4"><text:s text:c="3"/>"Options for": "Options for",</text:p>
      <text:p text:style-name="P4"><text:s text:c="3"/>"New option for": "New option for",</text:p>
      <text:p text:style-name="P4"><text:s text:c="3"/>"Enter option name, ex size": "Enter option name, ex size",</text:p>
      <text:p text:style-name="P4"><text:s text:c="3"/>"Comma separated list of option values": "Comma separated list of option values",</text:p>
      <text:p text:style-name="P4"><text:s text:c="3"/>"Enter comma separated list of available option values, ex: small,medium,large": "Enter comma separated list of available option values, ex: small,medium,large",</text:p>
      <text:p text:style-name="P4"><text:s text:c="3"/>"Insert": "Insert",</text:p>
      <text:p text:style-name="P4"><text:s text:c="3"/>"Option has been added": "Option has been added",</text:p>
      <text:p text:style-name="P4"><text:s text:c="3"/>"Edit option": "Edit option",</text:p>
      <text:p text:style-name="P4"><text:s text:c="3"/>"Update": "Update",</text:p>
      <text:p text:style-name="P4"><text:s text:c="3"/>"VAT percentage ( calculated into item price )": "VAT percentage ( calculated into item price )",</text:p>
      <text:p text:style-name="P4"><text:s text:c="3"/>"Item VAT percentage":"Item VAT percentage",</text:p>
      <text:p text:style-name="P4"><text:s text:c="3"/>"Enable variants": "Enable variants",</text:p>
      <text:p text:style-name="P4"><text:s text:c="3"/>"No options values selected": "No options values selected",</text:p>
      <text:p text:style-name="P4"><text:s text:c="3"/>"There are no": "There are no",</text:p>
      <text:p text:style-name="P4"><text:s text:c="3"/>"New": "New",</text:p>
      <text:p text:style-name="P4"><text:s text:c="3"/>"Enter variant price": "Enter variant price",</text:p>
      <text:p text:style-name="P4"><text:s text:c="3"/>"Add new extras": "Add new extras",</text:p>
      <text:p text:style-name="P4"><text:s text:c="3"/>"Select variant or leave empty for all": "Select variant or leave empty for all",</text:p>
      <text:p text:style-name="P4"><text:s text:c="3"/>"Your current static fee on each order is:": "Your current static fee on each order is:",</text:p>
      <text:p text:style-name="P4"><text:s text:c="3"/>"Your current percentage fee on each order is:": "Your current percentage fee on each order is:",</text:p>
      <text:p text:style-name="P4"><text:s text:c="3"/>"on the order value": "on the order value",</text:p>
      <text:p text:style-name="P4"><text:s text:c="3"/>"where you can find": "where you can find",</text:p>
      <text:p text:style-name="P4"><text:s text:c="3"/>"The payment attempt failed because additional action is required before it can be completed.": "The payment attempt failed because additional action is required before it can be completed.",</text:p>
      <text:p text:style-name="P4"><text:s text:c="3"/>"The paystack token has expired. Please refresh the page and try again.": "The paystack token has expired. Please refresh the page and try again.",</text:p>
      <text:p text:style-name="P4"><text:s text:c="3"/>"Is Featured": "Is Featured",</text:p>
      <text:p text:style-name="P4"><text:s text:c="3"/>"reviews": "reviews",</text:p>
      <text:p text:style-name="P4"><text:s text:c="3"/>"Order Review": "Order Review",</text:p>
      <text:p text:style-name="P4"><text:s text:c="3"/>"Order comment": "Order comment",</text:p>
      <text:p text:style-name="P4"><text:soft-page-break/><text:s text:c="3"/>"Order comment here": "Order comment here",</text:p>
      <text:p text:style-name="P4"><text:s text:c="3"/>"Poor": "Poor",</text:p>
      <text:p text:style-name="P4"><text:s text:c="3"/>"Fair": "Fair",</text:p>
      <text:p text:style-name="P4"><text:s text:c="3"/>"Good": "Good",</text:p>
      <text:p text:style-name="P4"><text:s text:c="3"/>"Excellent": "Excellent",</text:p>
      <text:p text:style-name="P4"><text:s text:c="3"/>"WOW": "WOW",</text:p>
      <text:p text:style-name="P4"><text:s text:c="3"/>"Order time to prepare in minutes": "Order time to prepare in minutes",</text:p>
      <text:p text:style-name="P4"><text:s text:c="3"/>"Time to prepare": "Time to prepare",</text:p>
      <text:p text:style-name="P4"><text:s text:c="3"/>"minutes": "minutes",</text:p>
      <text:p text:style-name="P4"><text:s text:c="3"/>"Find us in these cities and many more!": "Find us in these cities and many more!",</text:p>
      <text:p text:style-name="P4"><text:s text:c="3"/>"Restaurants in": "Restaurants in",</text:p>
      <text:p text:style-name="P4"><text:s text:c="3"/>"Cities": "Cities",</text:p>
      <text:p text:style-name="P4"><text:s text:c="3"/>"Short name": "Short name",</text:p>
      <text:p text:style-name="P4"><text:s text:c="3"/>"Add new city": "Add new city",</text:p>
      <text:p text:style-name="P4"><text:s text:c="3"/>"Edit city": "Edit city",</text:p>
      <text:p text:style-name="P4"><text:s text:c="3"/>"City image ( 200x200 )": "City image ( 200x200 )",</text:p>
      <text:p text:style-name="P4"><text:s text:c="3"/>"Enter city name": "Enter city name",</text:p>
      <text:p text:style-name="P4"><text:s text:c="3"/>"Enter city short code ex. ny": "Enter city short code ex. ny",</text:p>
      <text:p text:style-name="P4"><text:s text:c="3"/>"Header title": "Header title",</text:p>
      <text:p text:style-name="P4"><text:s text:c="3"/>"Header subtitle": "Header subtitle",</text:p>
      <text:p text:style-name="P4"><text:s text:c="3"/>"New city": "New city",</text:p>
      <text:p text:style-name="P4"><text:s text:c="3"/>"Version": "Version",</text:p>
      <text:p text:style-name="P4"><text:s text:c="3"/>"View it": "View it",</text:p>
      <text:p text:style-name="P4"><text:s text:c="3"/>"Restaurant city": "Restaurant city",</text:p>
      <text:p text:style-name="P4"><text:s text:c="3"/>"Select": "Select",</text:p>
      <text:p text:style-name="P4"><text:s text:c="3"/>"Restaurant QR Generator": "Restaurant QR Generator",</text:p>
      <text:p text:style-name="P4"><text:s text:c="3"/>"SELECT QR STYLE": "SELECT QR STYLE",</text:p>
      <text:p text:style-name="P4"><text:s text:c="3"/>"SELECT QR COLOR": "SELECT QR COLOR",</text:p>
      <text:p text:style-name="P4"><text:s text:c="3"/>"Color 1": "Color 1",</text:p>
      <text:p text:style-name="P4"><text:s text:c="3"/>"Color 2": "Color 2",</text:p>
      <text:p text:style-name="P4"><text:s text:c="3"/>"QR Downloader": "QR Downloader",</text:p>
      <text:p text:style-name="P4"><text:s text:c="3"/>"Download JPG": "Download JPG",</text:p>
      <text:p text:style-name="P4"><text:s text:c="3"/>"Menu Print template": "Menu Print template",</text:p>
      <text:p text:style-name="P4"><text:s text:c="3"/>"Download Print Templates": "Download Print Templates",</text:p>
      <text:p text:style-name="P4"><text:s text:c="3"/>"QR Builder": "QR Builder",</text:p>
      <text:p text:style-name="P4"><text:s text:c="3"/>"Plan": "Plan",</text:p>
      <text:p text:style-name="P4"><text:s text:c="3"/>"Pricing plans": "Pricing plans",</text:p>
      <text:p text:style-name="P4"><text:s text:c="3"/>"Plans": "Plans",</text:p>
      <text:p text:style-name="P4"><text:s text:c="3"/>"You don`t have any plans": "You don`t have any plans",</text:p>
      <text:p text:style-name="P4"><text:s text:c="3"/>"Add plan": "Add plan"</text:p>
      <text:p text:style-name="P4"/>
      <text:p text:style-name="P4"/>
      <text:p text:style-name="P4"/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7T02:33:22.925998156</dc:date>
    <meta:editing-duration>PT22S</meta:editing-duration>
    <meta:editing-cycles>1</meta:editing-cycles>
    <meta:document-statistic meta:table-count="0" meta:image-count="0" meta:object-count="0" meta:page-count="12" meta:paragraph-count="493" meta:word-count="2570" meta:character-count="20369" meta:non-whitespace-character-count="16819"/>
    <meta:generator>LibreOffice/6.0.7.3$Linux_X86_64 LibreOffice_project/00m0$Build-3</meta:generator>
  </office:meta>
</office:document-meta>
</file>